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D0000001459828861.png" manifest:media-type="image/png"/>
  <manifest:file-entry manifest:full-path="Pictures/10000000000005DC000004650BF27588.png" manifest:media-type="image/png"/>
  <manifest:file-entry manifest:full-path="Pictures/10000201000002D10000021CCFBD9DD3.png" manifest:media-type="image/png"/>
  <manifest:file-entry manifest:full-path="Pictures/100020080000064900000218D5026804.svg" manifest:media-type="image/svg+xml"/>
  <manifest:file-entry manifest:full-path="Pictures/10000000000005DC00000465AD49B083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verpass1" svg:font-family="Overpass" style:font-adornments="Bold" style:font-pitch="variable"/>
    <style:font-face style:name="Overpass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RH_5f_002158_5f_02_5f_rd3EPIC_5f_43_5f_light_5f_tn20-notes">
      <style:graphic-properties draw:fill-color="#ffffff" draw:auto-grow-height="true" fo:min-height="12.572cm"/>
    </style:style>
    <style:style style:name="pr2" style:family="presentation" style:parent-style-name="RH_5f_002158_5f_02_5f_rd3EPIC_5f_43_5f_light_5f_tn18-title">
      <style:graphic-properties draw:auto-grow-height="true" fo:min-height="4.2cm"/>
    </style:style>
    <style:style style:name="pr3" style:family="presentation" style:parent-style-name="RH_5f_002158_5f_02_5f_rd3EPIC_5f_43_5f_light_5f_tn18-notes">
      <style:graphic-properties draw:fill-color="#ffffff" draw:auto-grow-height="true" fo:min-height="12.572cm"/>
    </style:style>
    <style:style style:name="pr4" style:family="presentation" style:parent-style-name="RH_5f_002158_5f_02_5f_rd3EPIC_5f_43_5f_light_5f_tn18-notes">
      <style:graphic-properties draw:fill-color="#ffffff" fo:min-height="12.572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6.3999996185303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Overpass" style:font-style-name="Regular" fo:color="#000000" fo:font-size="75%"/>
      </text:list-level-style-bullet>
      <text:list-level-style-bullet text:level="2" text:bullet-char="•">
        <style:list-level-properties text:space-before="1.5cm" text:min-label-width="0.9cm"/>
        <style:text-properties fo:font-family="Overpass" style:font-style-name="Regular" fo:color="#000000" fo:font-size="75%"/>
      </text:list-level-style-bullet>
      <text:list-level-style-bullet text:level="3" text:bullet-char="•">
        <style:list-level-properties text:space-before="2.8cm" text:min-label-width="0.8cm"/>
        <style:text-properties fo:font-family="Overpass" style:font-style-name="Regular" fo:color="#000000" fo:font-size="75%"/>
      </text:list-level-style-bullet>
      <text:list-level-style-bullet text:level="4" text:bullet-char="•">
        <style:list-level-properties text:space-before="4.2cm" text:min-label-width="0.6cm"/>
        <style:text-properties fo:font-family="Overpass" style:font-style-name="Regular" fo:color="#000000" fo:font-size="75%"/>
      </text:list-level-style-bullet>
      <text:list-level-style-bullet text:level="5" text:bullet-char="•">
        <style:list-level-properties text:space-before="5.4cm" text:min-label-width="0.6cm"/>
        <style:text-properties fo:font-family="Overpass" style:font-style-name="Regular" fo:color="#000000" fo:font-size="75%"/>
      </text:list-level-style-bullet>
      <text:list-level-style-bullet text:level="6" text:bullet-char="•">
        <style:list-level-properties text:space-before="6.6cm" text:min-label-width="0.6cm"/>
        <style:text-properties fo:font-family="Overpass" style:font-style-name="Regular" fo:color="#000000" fo:font-size="75%"/>
      </text:list-level-style-bullet>
      <text:list-level-style-bullet text:level="7" text:bullet-char="•">
        <style:list-level-properties text:space-before="7.8cm" text:min-label-width="0.6cm"/>
        <style:text-properties fo:font-family="Overpass" style:font-style-name="Regular" fo:color="#000000" fo:font-size="75%"/>
      </text:list-level-style-bullet>
      <text:list-level-style-bullet text:level="8" text:bullet-char="•">
        <style:list-level-properties text:space-before="9cm" text:min-label-width="0.6cm"/>
        <style:text-properties fo:font-family="Overpass" style:font-style-name="Regular" fo:color="#000000" fo:font-size="75%"/>
      </text:list-level-style-bullet>
      <text:list-level-style-bullet text:level="9" text:bullet-char="•">
        <style:list-level-properties text:space-before="10.2cm" text:min-label-width="0.6cm"/>
        <style:text-properties fo:font-family="Overpass" style:font-style-name="Regular" fo:color="#000000" fo:font-size="75%"/>
      </text:list-level-style-bullet>
      <text:list-level-style-bullet text:level="10" text:bullet-char="•">
        <style:list-level-properties text:space-before="11.4cm" text:min-label-width="0.6cm"/>
        <style:text-properties fo:font-family="Overpass" style:font-style-name="Regular" fo:color="#000000" fo:font-size="75%"/>
      </text:list-level-style-bullet>
    </text:list-style>
  </office:automatic-styles>
  <office:body>
    <office:presentation>
      <draw:page draw:name="page1" draw:style-name="dp1" draw:master-page-name="RH_5f_002158_5f_02_5f_rd3EPIC_5f_43_5f_light_5f_tn20" presentation:presentation-page-layout-name="AL1T3">
        <draw:frame presentation:style-name="RH_5f_002158_5f_02_5f_rd3EPIC_5f_43_5f_light_5f_tn20-title" draw:text-style-name="P1" draw:layer="layout" svg:width="23.8cm" svg:height="4.2cm" svg:x="2.1cm" svg:y="0cm" presentation:class="title">
          <draw:text-box>
            <text:p text:style-name="P1">Welcome to the first JAM in Brno!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H_5f_002158_5f_02_5f_rd3EPIC_5f_43_5f_light_5f_tn18" presentation:presentation-page-layout-name="AL2T1">
        <draw:frame presentation:style-name="pr2" draw:text-style-name="P1" draw:layer="layout" svg:width="23.8cm" svg:height="4.2cm" svg:x="2.1cm" svg:y="0cm" presentation:class="title">
          <draw:text-box>
            <text:p text:style-name="P1">Agenda</text:p>
          </draw:text-box>
        </draw:frame>
        <draw:frame presentation:style-name="RH_5f_002158_5f_02_5f_rd3EPIC_5f_43_5f_light_5f_tn18-outline1" draw:text-style-name="P1" draw:layer="layout" svg:width="23.8cm" svg:height="2.52cm" svg:x="2.54cm" svg:y="8.148cm" presentation:class="outline" presentation:user-transformed="true">
          <draw:text-box>
            <text:list text:style-name="L2">
              <text:list-item>
                <text:p text:style-name="P1">Brno JAM introduction, future and how to get involved</text:p>
              </text:list-item>
              <text:list-item>
                <text:p text:style-name="P1">Informal speeches and presentations</text:p>
                <text:list>
                  <text:list-item>
                    <text:p text:style-name="P1">Multibranch project</text:p>
                  </text:list-item>
                  <text:list-item>
                    <text:p text:style-name="P1">Pipeline (formerly known as Workflow)</text:p>
                  </text:list-item>
                  <text:list-item>
                    <text:p text:style-name="P1">What is new in Jenkins 2.0</text:p>
                  </text:list-item>
                </text:list>
              </text:list-item>
              <text:list-item>
                <text:p text:style-name="P1">Discussion/Networking</text:p>
              </text:list-item>
              <text:list-item>
                <text:p text:style-name="P1">Wrap up around 3 p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H_5f_002158_5f_02_5f_rd3EPIC_5f_43_5f_light_5f_tn18" presentation:presentation-page-layout-name="AL2T1">
        <draw:frame presentation:style-name="RH_5f_002158_5f_02_5f_rd3EPIC_5f_43_5f_light_5f_tn18-title" draw:text-style-name="P1" draw:layer="layout" svg:width="23.8cm" svg:height="4.2cm" svg:x="2.1cm" svg:y="0cm" presentation:class="title">
          <draw:text-box>
            <text:list text:style-name="L1">
              <text:list-item>
                <text:p text:style-name="P1">Brno JAM introduction</text:p>
              </text:list-item>
            </text:list>
          </draw:text-box>
        </draw:frame>
        <draw:frame presentation:style-name="RH_5f_002158_5f_02_5f_rd3EPIC_5f_43_5f_light_5f_tn18-outline1" draw:text-style-name="P1" draw:layer="layout" svg:width="23.8cm" svg:height="12.18cm" svg:x="2.1cm" svg:y="7cm" presentation:class="outline">
          <draw:text-box>
            <text:list text:style-name="L2">
              <text:list-item>
                <text:p text:style-name="P1">1 - 2 a year</text:p>
              </text:list-item>
              <text:list-item>
                <text:p text:style-name="P1">Informal</text:p>
              </text:list-item>
              <text:list-item>
                <text:p text:style-name="P1">User contributed content</text:p>
              </text:list-item>
              <text:list-item>
                <text:p text:style-name="P1">Both novice and seasoned users</text:p>
              </text:list-item>
              <text:list-item>
                <text:p text:style-name="P1">Jenkins ori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Getting involved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Submit a talk, presentation or a workshop!</text:p>
              </text:list-item>
              <text:list-item>
                <text:p>Help with JAM organization</text:p>
                <text:list>
                  <text:list-item>
                    <text:p>Find a place to meet</text:p>
                  </text:list-item>
                  <text:list-item>
                    <text:p>Topic suggestions</text:p>
                  </text:list-item>
                  <text:list-item>
                    <text:p>Invite a speaker</text:p>
                  </text:list-item>
                </text:list>
              </text:list-item>
              <text:list-item>
                <text:p>Come! Ask questions! Bring a frien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p>Multi-branch project plugin</text:p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The old way</text:p>
                <text:list>
                  <text:list-item>
                    <text:p>Git plugin</text:p>
                  </text:list-item>
                  <text:list-item>
                    <text:p>Multiple jobs</text:p>
                  </text:list-item>
                </text:list>
              </text:list-item>
              <text:list-item>
                <text:p>Why both sucks?</text:p>
              </text:list-item>
              <text:list-item>
                <text:p>The proper way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list text:style-name="L1">
              <text:list-item>
                <text:list>
                  <text:list-item>
                    <text:p>Pipeline (ex Workflow)</text:p>
                  </text:list-item>
                </text:list>
              </text:list-item>
            </text:list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list>
                  <text:list-item>
                    <text:p>What's wrong with the name?</text:p>
                  </text:list-item>
                  <text:list-item>
                    <text:p>Jenkins as code</text:p>
                  </text:list-item>
                  <text:list-item>
                    <text:p>Extended features</text:p>
                  </text:list-item>
                  <text:list-item>
                    <text:p>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list text:style-name="L1">
              <text:list-item>
                <text:list>
                  <text:list-header>
                    <text:p>Jenkins 2.0</text:p>
                  </text:list-header>
                </text:list>
              </text:list-item>
            </text:list>
          </draw:text-box>
        </draw:frame>
        <draw:frame presentation:style-name="RH_5f_002158_5f_02_5f_rd3EPIC_5f_43_5f_light_5f_tn18-outline1" draw:layer="layout" svg:width="23.8cm" svg:height="12.18cm" svg:x="2.1cm" svg:y="7cm" presentation:class="outline">
          <draw:text-box>
            <text:list text:style-name="L2">
              <text:list-item>
                <text:p>Why do we need that?</text:p>
              </text:list-item>
              <text:list-item>
                <text:p>What is being done?</text:p>
                <text:list>
                  <text:list-item>
                    <text:p>Out-of-the-box experience</text:p>
                  </text:list-item>
                  <text:list-item>
                    <text:p>CD is the new king</text:p>
                  </text:list-item>
                  <text:list-item>
                    <text:p>Pipeline as code</text:p>
                  </text:list-item>
                  <text:list-item>
                    <text:p>Website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H_5f_002158_5f_02_5f_rd3EPIC_5f_43_5f_light_5f_tn18" presentation:presentation-page-layout-name="AL2T1">
        <draw:frame presentation:style-name="RH_5f_002158_5f_02_5f_rd3EPIC_5f_43_5f_light_5f_tn18-title" draw:layer="layout" svg:width="23.8cm" svg:height="4.2cm" svg:x="2.1cm" svg:y="0cm" presentation:class="title">
          <draw:text-box>
            <text:list text:style-name="L1">
              <text:list-header>
                <text:p>Discussion/Networking</text:p>
              </text:list-header>
            </text:list>
          </draw:text-box>
        </draw:frame>
        <draw:frame presentation:style-name="RH_5f_002158_5f_02_5f_rd3EPIC_5f_43_5f_light_5f_tn18-outline1" draw:layer="layout" svg:width="23.8cm" svg:height="12.18cm" svg:x="2.1cm" svg:y="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verpass1" svg:font-family="Overpass" style:font-adornments="Bold" style:font-pitch="variable"/>
    <style:font-face style:name="Overpass" svg:font-family="Overpass" style:font-adornments="Regular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fill-image draw:name="Bitmap_20_45" draw:display-name="Bitmap 45" xlink:href="Pictures/10000201000002D10000021CCFBD9DD3.png" xlink:type="simple" xlink:show="embed" xlink:actuate="onLoad"/>
    <draw:fill-image draw:name="Bitmape_20_15" draw:display-name="Bitmape 15" xlink:href="Pictures/10000000000005DC000004650BF27588.png" xlink:type="simple" xlink:show="embed" xlink:actuate="onLoad"/>
    <draw:fill-image draw:name="Bitmape_20_26" draw:display-name="Bitmape 26" xlink:href="Pictures/10000000000005DC00000465AD49B08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_20_1" draw:opacity="0%" draw:fill-image-width="0cm" draw:fill-image-height="0cm" draw:shadow-offset-x="0.203cm" draw:shadow-offset-y="0.203cm" draw:shadow-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0-background" style:display-name="RH_002158_02_rd3EPIC_43_light_tn20-background" style:family="presentation">
      <style:graphic-properties draw:stroke="none" draw:fill="bitmap" draw:fill-image-name="Bitmape_20_1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20-backgroundobjects" style:display-name="RH_002158_02_rd3EPIC_43_light_tn20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backgroundobjects" style:display-name="RH_002158_02_rd3EPIC_43_light_tn20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notes" style:display-name="RH_002158_02_rd3EPIC_43_light_tn20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20-outline1" style:display-name="RH_002158_02_rd3EPIC_43_light_tn20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outline1" style:display-name="RH_002158_02_rd3EPIC_43_light_tn20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outline2" style:display-name="RH_002158_02_rd3EPIC_43_light_tn20-outline2" style:family="presentation" style:parent-style-name="RH_5f_002158_5f_02_5f_rd3EPIC_5f_43_5f_light_5f_tn20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20-outline3" style:display-name="RH_002158_02_rd3EPIC_43_light_tn20-outline3" style:family="presentation" style:parent-style-name="RH_5f_002158_5f_02_5f_rd3EPIC_5f_43_5f_light_5f_tn20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20-outline4" style:display-name="RH_002158_02_rd3EPIC_43_light_tn20-outline4" style:family="presentation" style:parent-style-name="RH_5f_002158_5f_02_5f_rd3EPIC_5f_43_5f_light_5f_tn20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5" style:display-name="RH_002158_02_rd3EPIC_43_light_tn20-outline5" style:family="presentation" style:parent-style-name="RH_5f_002158_5f_02_5f_rd3EPIC_5f_43_5f_light_5f_tn20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6" style:display-name="RH_002158_02_rd3EPIC_43_light_tn20-outline6" style:family="presentation" style:parent-style-name="RH_5f_002158_5f_02_5f_rd3EPIC_5f_43_5f_light_5f_tn20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7" style:display-name="RH_002158_02_rd3EPIC_43_light_tn20-outline7" style:family="presentation" style:parent-style-name="RH_5f_002158_5f_02_5f_rd3EPIC_5f_43_5f_light_5f_tn20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8" style:display-name="RH_002158_02_rd3EPIC_43_light_tn20-outline8" style:family="presentation" style:parent-style-name="RH_5f_002158_5f_02_5f_rd3EPIC_5f_43_5f_light_5f_tn20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outline9" style:display-name="RH_002158_02_rd3EPIC_43_light_tn20-outline9" style:family="presentation" style:parent-style-name="RH_5f_002158_5f_02_5f_rd3EPIC_5f_43_5f_light_5f_tn20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20-subtitle" style:display-name="RH_002158_02_rd3EPIC_43_light_tn20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subtitle" style:display-name="RH_002158_02_rd3EPIC_43_light_tn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20-title" style:display-name="RH_002158_02_rd3EPIC_43_light_tn20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20-title" style:display-name="RH_002158_02_rd3EPIC_43_light_tn20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background" style:display-name="RH_002158_02_rd3EPIC_43_light_tn18-background" style:family="presentation">
      <style:graphic-properties draw:stroke="none" draw:fill="bitmap" draw:fill-image-name="Bitmap_20_45" draw:fill-image-width="0cm" draw:fill-image-height="0cm" style:repeat="stretch"/>
      <style:paragraph-properties fo:margin-left="0cm" fo:margin-right="0cm" fo:margin-top="0cm" fo:margin-bottom="0cm" fo:text-indent="0cm"/>
      <style:text-properties style:letter-kerning="true"/>
    </style:style>
    <style:style style:name="RH_5f_002158_5f_02_5f_rd3EPIC_5f_43_5f_light_5f_tn18-backgroundobjects" style:display-name="RH_002158_02_rd3EPIC_43_light_tn18-backgroundobjects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.449cm" fo:min-width="0cm" fo:padding-top="0cm" fo:padding-bottom="0cm" fo:padding-left="0cm" fo:padding-right="0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backgroundobjects" style:display-name="RH_002158_02_rd3EPIC_43_light_tn18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family-asian="'Arial Unicode MS'" style:font-family-generic-asian="system" style:font-pitch-asian="variable" style:font-size-asian="1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notes" style:display-name="RH_002158_02_rd3EPIC_43_light_tn18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style:text-line-through-type="none" style:font-name="Overpass" fo:font-family="Overpass" style:font-style-name="Regular" style:font-pitch="variable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H_5f_002158_5f_02_5f_rd3EPIC_5f_43_5f_light_5f_tn18-outline1" style:display-name="RH_002158_02_rd3EPIC_43_light_tn18-outline1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13.8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outline1" style:display-name="RH_002158_02_rd3EPIC_43_light_tn18-outline1">
          <text:list-level-style-bullet text:level="1" text:bullet-char="•">
            <style:list-level-properties text:space-before="0.3cm" text:min-label-width="0.9cm"/>
            <style:text-properties fo:font-family="Overpass" style:font-style-name="Regular" fo:color="#000000" fo:font-size="75%"/>
          </text:list-level-style-bullet>
          <text:list-level-style-bullet text:level="2" text:bullet-char="•">
            <style:list-level-properties text:space-before="1.5cm" text:min-label-width="0.9cm"/>
            <style:text-properties fo:font-family="Overpass" style:font-style-name="Regular" fo:color="#000000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verpass" style:font-style-name="Regular" fo:color="#000000" fo:font-size="75%"/>
          </text:list-level-style-bullet>
          <text:list-level-style-bullet text:level="4" text:bullet-char="•">
            <style:list-level-properties text:space-before="4.2cm" text:min-label-width="0.6cm"/>
            <style:text-properties fo:font-family="Overpass" style:font-style-name="Regular" fo:color="#000000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verpass" style:font-style-name="Regular" fo:color="#000000" fo:font-size="75%"/>
          </text:list-level-style-bullet>
          <text:list-level-style-bullet text:level="6" text:bullet-char="•">
            <style:list-level-properties text:space-before="6.6cm" text:min-label-width="0.6cm"/>
            <style:text-properties fo:font-family="Overpass" style:font-style-name="Regular" fo:color="#000000" fo:font-size="75%"/>
          </text:list-level-style-bullet>
          <text:list-level-style-bullet text:level="7" text:bullet-char="•">
            <style:list-level-properties text:space-before="7.8cm" text:min-label-width="0.6cm"/>
            <style:text-properties fo:font-family="Overpass" style:font-style-name="Regular" fo:color="#000000" fo:font-size="75%"/>
          </text:list-level-style-bullet>
          <text:list-level-style-bullet text:level="8" text:bullet-char="•">
            <style:list-level-properties text:space-before="9cm" text:min-label-width="0.6cm"/>
            <style:text-properties fo:font-family="Overpass" style:font-style-name="Regular" fo:color="#000000" fo:font-size="75%"/>
          </text:list-level-style-bullet>
          <text:list-level-style-bullet text:level="9" text:bullet-char="•">
            <style:list-level-properties text:space-before="10.2cm" text:min-label-width="0.6cm"/>
            <style:text-properties fo:font-family="Overpass" style:font-style-name="Regular" fo:color="#000000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Overpass" style:font-style-name="Regular" fo:color="#000000" fo:font-size="75%"/>
          </text:list-level-style-bullet>
        </text:list-style>
      </style:graphic-properties>
      <style:paragraph-properties fo:margin-left="0cm" fo:margin-right="0cm" fo:margin-top="0cm" fo:margin-bottom="0.278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9.899999618530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outline2" style:display-name="RH_002158_02_rd3EPIC_43_light_tn18-outline2" style:family="presentation" style:parent-style-name="RH_5f_002158_5f_02_5f_rd3EPIC_5f_43_5f_light_5f_tn18-outline1">
      <style:paragraph-properties fo:margin-left="0cm" fo:margin-right="0cm" fo:margin-top="0cm" fo:margin-bottom="0.279cm" fo:text-indent="0cm"/>
      <style:text-properties fo:color="#000000" fo:font-size="17.6000003814697pt" style:font-size-asian="28pt" style:font-size-complex="28pt"/>
    </style:style>
    <style:style style:name="RH_5f_002158_5f_02_5f_rd3EPIC_5f_43_5f_light_5f_tn18-outline3" style:display-name="RH_002158_02_rd3EPIC_43_light_tn18-outline3" style:family="presentation" style:parent-style-name="RH_5f_002158_5f_02_5f_rd3EPIC_5f_43_5f_light_5f_tn18-outline2">
      <style:paragraph-properties fo:margin-left="0cm" fo:margin-right="0cm" fo:margin-top="0cm" fo:margin-bottom="0.292cm" fo:text-indent="0cm"/>
      <style:text-properties fo:color="#000000" fo:font-size="17.6000003814697pt" style:font-size-asian="24pt" style:font-size-complex="24pt"/>
    </style:style>
    <style:style style:name="RH_5f_002158_5f_02_5f_rd3EPIC_5f_43_5f_light_5f_tn18-outline4" style:display-name="RH_002158_02_rd3EPIC_43_light_tn18-outline4" style:family="presentation" style:parent-style-name="RH_5f_002158_5f_02_5f_rd3EPIC_5f_43_5f_light_5f_tn18-outline3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5" style:display-name="RH_002158_02_rd3EPIC_43_light_tn18-outline5" style:family="presentation" style:parent-style-name="RH_5f_002158_5f_02_5f_rd3EPIC_5f_43_5f_light_5f_tn18-outline4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6" style:display-name="RH_002158_02_rd3EPIC_43_light_tn18-outline6" style:family="presentation" style:parent-style-name="RH_5f_002158_5f_02_5f_rd3EPIC_5f_43_5f_light_5f_tn18-outline5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7" style:display-name="RH_002158_02_rd3EPIC_43_light_tn18-outline7" style:family="presentation" style:parent-style-name="RH_5f_002158_5f_02_5f_rd3EPIC_5f_43_5f_light_5f_tn18-outline6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8" style:display-name="RH_002158_02_rd3EPIC_43_light_tn18-outline8" style:family="presentation" style:parent-style-name="RH_5f_002158_5f_02_5f_rd3EPIC_5f_43_5f_light_5f_tn18-outline7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outline9" style:display-name="RH_002158_02_rd3EPIC_43_light_tn18-outline9" style:family="presentation" style:parent-style-name="RH_5f_002158_5f_02_5f_rd3EPIC_5f_43_5f_light_5f_tn18-outline8">
      <style:paragraph-properties fo:margin-left="0cm" fo:margin-right="0cm" fo:margin-top="0cm" fo:margin-bottom="0.279cm" fo:text-indent="0cm"/>
      <style:text-properties fo:color="#000000" fo:font-size="17.6000003814697pt" style:font-size-asian="20pt" style:font-size-complex="20pt"/>
    </style:style>
    <style:style style:name="RH_5f_002158_5f_02_5f_rd3EPIC_5f_43_5f_light_5f_tn18-subtitle" style:display-name="RH_002158_02_rd3EPIC_43_light_tn18-sub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subtitle" style:display-name="RH_002158_02_rd3EPIC_43_light_tn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4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" fo:font-family="Overpass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H_5f_002158_5f_02_5f_rd3EPIC_5f_43_5f_light_5f_tn18-title" style:display-name="RH_002158_02_rd3EPIC_43_light_tn18-title" style:family="presentation">
      <style:graphic-properties draw:stroke="none" draw:stroke-dash="Dashed_20__28_var_29__20_2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RH_5f_002158_5f_02_5f_rd3EPIC_5f_43_5f_light_5f_tn18-title" style:display-name="RH_002158_02_rd3EPIC_43_light_tn18-title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line-through-type="none" style:text-position="0% 100%" style:font-name="Overpass1" fo:font-family="Overpass" style:font-style-name="Bold" style:font-pitch="variable" fo:font-size="39.700000762939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family-asian="SimSun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5" draw:fill-image-width="0cm" draw:fill-image-height="0cm" style:repeat="stretch"/>
    </style:style>
    <style:style style:name="Mdp3" style:family="drawing-page">
      <style:drawing-page-properties draw:background-size="border" draw:fill="bitmap" draw:fill-image-name="Bitmap_20_45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H_5f_002158_5f_02_5f_rd3EPIC_5f_43_5f_light_5f_tn20-backgroundobjects">
      <style:graphic-properties draw:stroke="none" draw:fill="none" draw:fill-color="#ffffff" draw:auto-grow-height="false" fo:min-height="1.449cm"/>
    </style:style>
    <style:style style:name="Mpr5" style:family="presentation" style:parent-style-name="RH_5f_002158_5f_02_5f_rd3EPIC_5f_43_5f_light_5f_tn20-backgroundobjects">
      <style:graphic-properties draw:stroke="none" draw:fill="none" draw:fill-color="#ffffff" draw:auto-grow-height="false" fo:min-height="1.397cm"/>
    </style:style>
    <style:style style:name="Mpr6" style:family="presentation" style:parent-style-name="RH_5f_002158_5f_02_5f_rd3EPIC_5f_43_5f_light_5f_tn2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H_5f_002158_5f_02_5f_rd3EPIC_5f_43_5f_light_5f_tn18-backgroundobjects">
      <style:graphic-properties draw:stroke="none" draw:fill="none" draw:fill-color="#ffffff" draw:auto-grow-height="false" fo:min-height="1.449cm"/>
    </style:style>
    <style:style style:name="Mpr8" style:family="presentation" style:parent-style-name="RH_5f_002158_5f_02_5f_rd3EPIC_5f_43_5f_light_5f_tn18-backgroundobjects">
      <style:graphic-properties draw:stroke="none" draw:fill="none" draw:fill-color="#ffffff" draw:auto-grow-height="false" fo:min-height="1.397cm"/>
    </style:style>
    <style:style style:name="Mpr9" style:family="presentation" style:parent-style-name="RH_5f_002158_5f_02_5f_rd3EPIC_5f_43_5f_light_5f_tn18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start"/>
      <style:text-properties fo:color="#4c4c4c"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/>
      <style:text-properties fo:color="#4c4c4c" fo:font-size="8pt" style:font-size-asian="14pt" style:font-size-complex="14pt"/>
    </style:style>
    <style:style style:name="MP9" style:family="paragraph">
      <style:paragraph-properties fo:text-align="end"/>
      <style:text-properties fo:font-size="8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font-size="8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color="#4c4c4c" fo:font-size="8pt" style:font-size-asian="14pt" style:font-size-complex="14pt"/>
    </style:style>
    <style:style style:name="MT2" style:family="text">
      <style:text-properties fo:font-size="8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RH_5f_002158_5f_02_5f_rd3EPIC_5f_43_5f_light_5f_tn20" style:display-name="RH_002158_02_rd3EPIC_43_light_tn20" style:page-layout-name="PM1" draw:style-name="Mdp2">
      <draw:frame presentation:style-name="RH_5f_002158_5f_02_5f_rd3EPIC_5f_43_5f_light_5f_tn20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20-outline1" draw:layer="backgroundobjects" svg:width="23.8cm" svg:height="2.52cm" svg:x="2.1cm" svg:y="15.4cm" presentation:class="outline" presentation:placeholder="true">
        <draw:text-box/>
      </draw:frame>
      <draw:frame presentation:style-name="Mpr4" draw:text-style-name="MP8" draw:layer="backgroundobjects" svg:width="21.56cm" svg:height="0.56cm" svg:x="1.527cm" svg:y="19.88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10" draw:layer="backgroundobjects" svg:width="1.484cm" svg:height="0.607cm" svg:x="-0.235cm" svg:y="19.88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11" draw:layer="backgroundobjects" svg:width="2.183cm" svg:height="0.699cm" svg:x="25.116cm" svg:y="19.767cm">
        <draw:image xlink:href="Pictures/100020080000064900000218D5026804.svg" xlink:type="simple" xlink:show="embed" xlink:actuate="onLoad">
          <text:p/>
        </draw:image>
        <draw:image xlink:href="Pictures/100002010000003D0000001459828861.png" xlink:type="simple" xlink:show="embed" xlink:actuate="onLoad"/>
      </draw:frame>
      <presentation:notes style:page-layout-name="PM0">
        <draw:page-thumbnail presentation:style-name="RH_5f_002158_5f_02_5f_rd3EPIC_5f_43_5f_light_5f_tn20-title" draw:layer="backgroundobjects" svg:width="13.968cm" svg:height="10.476cm" svg:x="3.81cm" svg:y="2.123cm" presentation:class="page"/>
        <draw:frame presentation:style-name="RH_5f_002158_5f_02_5f_rd3EPIC_5f_43_5f_light_5f_tn2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RH_5f_002158_5f_02_5f_rd3EPIC_5f_43_5f_light_5f_tn18" style:display-name="RH_002158_02_rd3EPIC_43_light_tn18" style:page-layout-name="PM1" draw:style-name="Mdp3">
      <draw:frame presentation:style-name="RH_5f_002158_5f_02_5f_rd3EPIC_5f_43_5f_light_5f_tn18-title" draw:layer="backgroundobjects" svg:width="23.8cm" svg:height="4.2cm" svg:x="2.1cm" svg:y="0cm" presentation:class="title" presentation:placeholder="true">
        <draw:text-box/>
      </draw:frame>
      <draw:frame presentation:style-name="RH_5f_002158_5f_02_5f_rd3EPIC_5f_43_5f_light_5f_tn18-outline1" draw:layer="backgroundobjects" svg:width="23.8cm" svg:height="12.18cm" svg:x="2.1cm" svg:y="7cm" presentation:class="outline" presentation:placeholder="true">
        <draw:text-box/>
      </draw:frame>
      <draw:frame presentation:style-name="Mpr7" draw:text-style-name="MP8" draw:layer="backgroundobjects" svg:width="21.56cm" svg:height="0.56cm" svg:x="1.527cm" svg:y="19.88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10" draw:layer="backgroundobjects" svg:width="1.484cm" svg:height="0.607cm" svg:x="-0.235cm" svg:y="19.88cm" presentation:class="page-number">
        <draw:text-box>
          <text:p text:style-name="MP9"><text:span text:style-name="MT2"><text:page-number>&lt;number&gt;</text:page-number></text:span></text:p>
        </draw:text-box>
      </draw:frame>
      <draw:frame draw:style-name="Mgr3" draw:text-style-name="MP11" draw:layer="backgroundobjects" svg:width="2.183cm" svg:height="0.699cm" svg:x="25.116cm" svg:y="19.767cm">
        <draw:image xlink:href="Pictures/100020080000064900000218D5026804.svg" xlink:type="simple" xlink:show="embed" xlink:actuate="onLoad">
          <text:p/>
        </draw:image>
        <draw:image xlink:href="Pictures/100002010000003D0000001459828861.png" xlink:type="simple" xlink:show="embed" xlink:actuate="onLoad"/>
      </draw:frame>
      <presentation:notes style:page-layout-name="PM0">
        <draw:page-thumbnail presentation:style-name="RH_5f_002158_5f_02_5f_rd3EPIC_5f_43_5f_light_5f_tn18-title" draw:layer="backgroundobjects" svg:width="13.968cm" svg:height="10.476cm" svg:x="3.81cm" svg:y="2.123cm" presentation:class="page"/>
        <draw:frame presentation:style-name="RH_5f_002158_5f_02_5f_rd3EPIC_5f_43_5f_light_5f_tn18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iver Gondza</meta:initial-creator>
    <meta:creation-date>2016-02-04T12:33:11.639835099</meta:creation-date>
    <dc:date>2016-02-04T15:25:29.383105733</dc:date>
    <dc:creator>Oliver Gondza</dc:creator>
    <meta:editing-duration>PT1H5M24S</meta:editing-duration>
    <meta:editing-cycles>1</meta:editing-cycles>
    <meta:document-statistic meta:object-count="74"/>
    <meta:generator>LibreOffice/4.4.7.2$Linux_X86_64 LibreOffice_project/40m0$Build-2</meta:generator>
  </office:meta>
</office:document-meta>
</file>